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6" table:default-cell-style-name="Default"/>
        <table:table-row table:style-name="ro3">
          <table:table-cell office:value-type="string" calcext:value-type="string">
            <text:p>Central Valley Bear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e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llen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ck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ck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chuh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ck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uh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h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efken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chuh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h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ourchaine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chuh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Courchaine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Nesbi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Nesbi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Nesbi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Nesbi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Nesbitt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Jensen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h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urchaine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latt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hill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Jensen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Courchaine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ohr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Allen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Allen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chulz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uck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ed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ed</text:p>
          </table:table-cell>
          <table:table-cell table:number-columns-repeated="1018"/>
        </table:table-row>
        <table:table-row table:style-name="ro3" table:number-rows-repeated="104850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07:23:52.7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56S</meta:editing-duration>
    <meta:editing-cycles>7</meta:editing-cycles>
    <meta:generator>LibreOffice/5.1.5.2$Windows_x86 LibreOffice_project/7a864d8825610a8c07cfc3bc01dd4fce6a9447e5</meta:generator>
    <dc:date>2017-11-25T07:27:33.512000000</dc:date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